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T Eesti Display" svg:font-family="'GT Eesti Display', apple-system, system-ui, BlinkMacSystemFont, 'Segoe UI', Roboto, Oxygen-Sans, Ubuntu, Cantarell, 'Helvetica Neue', sans-serif, 'Apple Color Emoji', 'Segoe UI Emoji', 'Segoe UI Symbol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egoeUI, 'Helvetica Neue', Helvetica, Arial, sans-serif"/>
    <style:font-face style:name="apple-system" svg:font-family="apple-system, system-ui, BlinkMacSystemFont, 'Segoe UI', Roboto, Oxygen-Sans, Ubuntu, Cantarell, 'Helvetica Neue', sans-serif, 'Apple Color Emoji', 'Segoe UI Emoji', 'Segoe UI Symbol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159cm" style:contextual-spacing="false" style:line-height-at-least="0.953cm" fo:orphans="32" fo:text-indent="0cm" style:auto-text-indent="false" fo:padding="0cm" fo:border="none"/>
      <style:text-properties fo:font-variant="normal" fo:text-transform="none" fo:color="#333333" loext:opacity="100%" style:font-name="GT Eesti Display" fo:font-size="21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635cm" fo:orphans="32" fo:text-indent="0cm" style:auto-text-indent="false" fo:padding="0cm" fo:border="none"/>
      <style:text-properties fo:color="#333333" loext:opacity="100%" fo:font-size="13.5pt" fo:font-weight="normal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32" fo:widows="2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.159cm" style:contextual-spacing="false" style:line-height-at-least="0.953cm" fo:orphans="3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officeooo:paragraph-rsid="001c6045"/>
    </style:style>
    <style:style style:name="T1" style:family="text">
      <style:text-properties fo:font-variant="normal" fo:text-transform="none" fo:color="#333333" loext:opacity="100%" style:font-name="apple-system" fo:font-size="13.5pt" fo:letter-spacing="normal" fo:font-style="normal" fo:font-weight="normal"/>
    </style:style>
    <style:style style:name="T2" style:family="text">
      <style:text-properties fo:font-variant="normal" fo:text-transform="none" fo:color="#2d7ff9" loext:opacity="100%" style:font-name="apple-system" fo:font-size="13.5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 PROJETO BRASIL IT+ ESTÁ NO AR!</text:h>
      <text:p text:style-name="P5"><text:span text:style-name="T1">Quais inspirações vão movimentar o seu negócio em 2022? </text:span></text:p>
      <text:p text:style-name="P5"><text:span text:style-name="T1"/></text:p>
      <text:p text:style-name="P5"><text:span text:style-name="T1">Renove agora o termo de adesão ao Projeto Brasil IT+ e continue se beneficiando dos nossos conteúdos, treinamentos e eventos. </text:span></text:p>
      <text:p text:style-name="P5"><text:span text:style-name="T1"/></text:p>
      <text:p text:style-name="P5"><text:span text:style-name="T1">Planos disponíveis: </text:span></text:p>
      <text:p text:style-name="P5"><text:span text:style-name="T1"/></text:p>
      <text:p text:style-name="P5"><text:span text:style-name="T1">FREE </text:span></text:p>
      <text:p text:style-name="P5"><text:span text:style-name="T1">.Conteúdos exclusivos </text:span></text:p>
      <text:p text:style-name="P5"><text:span text:style-name="T1">.Diagnóstico de maturidade internacional </text:span></text:p>
      <text:p text:style-name="P5"><text:span text:style-name="T1">.Estudos de mercado (Mkt Guides) </text:span></text:p>
      <text:p text:style-name="P5"><text:span text:style-name="T1">.Bootcamps online </text:span></text:p>
      <text:p text:style-name="P5"><text:span text:style-name="T1">.Conexão com potenciais parceiros internacionais </text:span></text:p>
      <text:p text:style-name="P5"><text:span text:style-name="T1"/></text:p>
      <text:p text:style-name="P5"><text:span text:style-name="T1">PREMIUM (recomendado) </text:span></text:p>
      <text:p text:style-name="P5"><text:span text:style-name="T1">.Benefícios plano Free </text:span></text:p>
      <text:p text:style-name="P5"><text:span text:style-name="T1">.Feiras internacionais </text:span></text:p>
      <text:p text:style-name="P5"><text:span text:style-name="T1">.Missões internacionais online e presenciais </text:span></text:p>
      <text:p text:style-name="P5"><text:span text:style-name="T1">.Imersão em mercados internacionais </text:span></text:p>
      <text:p text:style-name="P5"><text:span text:style-name="T1">.Rodadas de negócios (matchmaking) </text:span></text:p>
      <text:p text:style-name="P5"><text:span text:style-name="T1"/></text:p>
      <text:p text:style-name="P5"><text:span text:style-name="T1">Valores / faixa de faturamento da empresa: </text:span></text:p>
      <text:p text:style-name="P5"><text:span text:style-name="T1">Até 1 milhão - R$ 330,18 </text:span></text:p>
      <text:p text:style-name="P5"><text:span text:style-name="T1">De R$ 1 milhão a R$ 6 milhões - R$ 550,30 </text:span></text:p>
      <text:p text:style-name="P5"><text:span text:style-name="T1">De R$ 6 milhões a R$ 20 milhões - R$ 1.100,60 </text:span></text:p>
      <text:p text:style-name="P5"><text:span text:style-name="T1">De R$ 20 milhões a R$ 35 milhões - R$ 1.981,08 </text:span></text:p>
      <text:p text:style-name="P5"><text:span text:style-name="T1">Acima de R$ 35 milhões - R$ 3.301,80 </text:span></text:p>
      <text:p text:style-name="P5"><text:span text:style-name="T1"/></text:p>
      <text:p text:style-name="P5"><text:span text:style-name="T1">No plano PREMIUM o Brasil IT+ pode garantir até 80%* de subsídio na participação de sua empresa em eventos internacionais. </text:span></text:p>
      <text:p text:style-name="P5"><text:span text:style-name="T1"/></text:p>
      <text:p text:style-name="P5"><text:span text:style-name="T1">Em dúvida de qual plano escolher? Entre em contato conosco: internacional@softex.br Mais informações: </text:span><text:a xlink:type="simple" xlink:href="https://brasilitplus.com/" office:target-frame-name="_blank" xlink:show="new" text:style-name="Internet_20_link" text:visited-style-name="Visited_20_Internet_20_Link"><text:span text:style-name="T2">https://brasilitplus.com/</text:span></text:a><text:span text:style-name="T1"> </text:span></text:p>
      <text:p text:style-name="P5"><text:span text:style-name="T1"/></text:p>
      <text:p text:style-name="P5"><text:span text:style-name="T1">* Considerando o evento mais caro do nosso portfólio e mensalidade mais baixa. 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T Eesti Display" svg:font-family="'GT Eesti Display', apple-system, system-ui, BlinkMacSystemFont, 'Segoe UI', Roboto, Oxygen-Sans, Ubuntu, Cantarell, 'Helvetica Neue', sans-serif, 'Apple Color Emoji', 'Segoe UI Emoji', 'Segoe UI Symbol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egoeUI, 'Helvetica Neue', Helvetica, Arial, sans-serif"/>
    <style:font-face style:name="apple-system" svg:font-family="apple-system, system-ui, BlinkMacSystemFont, 'Segoe UI', Roboto, Oxygen-Sans, Ubuntu, Cantarell, 'Helvetica Neue', sans-serif, 'Apple Color Emoji', 'Segoe UI Emoji', 'Segoe UI Symbol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14:42:52.629000000</meta:creation-date>
    <dc:date>2022-07-25T14:48:17.827000000</dc:date>
    <meta:editing-duration>PT5M26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5" meta:word-count="178" meta:character-count="1156" meta:non-whitespace-character-count="979"/>
  </office:meta>
</office:document-meta>
</file>